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3d99" officeooo:paragraph-rsid="00083d99"/>
    </style:style>
    <style:style style:name="P2" style:family="paragraph" style:parent-style-name="Standard">
      <style:paragraph-properties fo:text-align="start" style:justify-single-word="false"/>
      <style:text-properties officeooo:rsid="00083d99" officeooo:paragraph-rsid="00083d99"/>
    </style:style>
    <style:style style:name="P3" style:family="paragraph" style:parent-style-name="Standard">
      <style:paragraph-properties fo:text-align="start" style:justify-single-word="false"/>
      <style:text-properties fo:font-size="15pt" officeooo:rsid="00083d99" officeooo:paragraph-rsid="00083d99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8e014" officeooo:paragraph-rsid="0008e014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9e952" officeooo:paragraph-rsid="0009e952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0b8425" officeooo:paragraph-rsid="000b8425" style:font-size-asian="13.1000003814697pt" style:font-size-complex="15pt"/>
    </style:style>
    <style:style style:name="T1" style:family="text">
      <style:text-properties fo:language="es" fo:country="ES"/>
    </style:style>
    <style:style style:name="T2" style:family="text">
      <style:text-properties officeooo:rsid="0008e01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8e0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 BOLETÍN <text:span text:style-name="T1">INICIACIÓN</text:span></text:p>
      <text:p text:style-name="P1"/>
      <text:p text:style-name="P2"/>
      <text:p text:style-name="P3">REGION (#<text:span text:style-name="T4">Cod_Region</text:span><text:span text:style-name="T2">, </text:span>Nombre_Region) siendo</text:p>
      <text:p text:style-name="P3"/>
      <text:p text:style-name="P4">Cod_Region entero no nulo;</text:p>
      <text:p text:style-name="P3"><text:span text:style-name="T2">n</text:span>ombre_Region cadena no nulo;</text:p>
      <text:p text:style-name="P3"/>
      <text:p text:style-name="P3">PK (<text:span text:style-name="T2">Cod</text:span>_Region);</text:p>
      <text:p text:style-name="P3"/>
      <text:p text:style-name="P3"/>
      <text:p text:style-name="P3">PROVINCIA (#<text:span text:style-name="T3">Cod_Provincia</text:span>, nombre_Provincia, <text:span text:style-name="T2">Cod_Region</text:span>) <text:span text:style-name="T2">siendo</text:span></text:p>
      <text:p text:style-name="P3"/>
      <text:p text:style-name="P4">Cod_Provincia entero no nulo;</text:p>
      <text:p text:style-name="P4">nombre_Provincia cadena no nulo;</text:p>
      <text:p text:style-name="P4">Cod_Region entero no nulo;</text:p>
      <text:p text:style-name="P4"/>
      <text:p text:style-name="P4">PK (Cod_Provincia)</text:p>
      <text:p text:style-name="P4">FK (Cod_Region/REGION(Cod_Region))</text:p>
      <text:p text:style-name="P4"/>
      <text:p text:style-name="P3"/>
      <text:p text:style-name="P5">LOCALIDAD (#<text:span text:style-name="T3">Cod_Localidad</text:span>, nombre_Localidad, Cod_Provincia) siendo</text:p>
      <text:p text:style-name="P5"/>
      <text:p text:style-name="P5">Cod_Localidad entero no nulo;</text:p>
      <text:p text:style-name="P5">nombre_Localidad cadena no nulo;</text:p>
      <text:p text:style-name="P5">Cod_Provincia entero no nulo;</text:p>
      <text:p text:style-name="P5"/>
      <text:p text:style-name="P5">PK (Cod_Localidad)</text:p>
      <text:p text:style-name="P5">FK (Cod_Provincia/PROVINCIA(Cod_Provincia))</text:p>
      <text:p text:style-name="P5"/>
      <text:p text:style-name="P5"/>
      <text:p text:style-name="P6">EMPLEADO (#DNI_E, id_E, salario, telefono, nombre, Cod_Localidad) siendo</text:p>
      <text:p text:style-name="P6"/>
      <text:p text:style-name="P6">DNI_E cadena no nulo;</text:p>
      <text:p text:style-name="P6">id_E cadena no nulo;</text:p>
      <text:p text:style-name="P6">salario entero no nulo;</text:p>
      <text:p text:style-name="P6">telefono entero no nulo;</text:p>
      <text:p text:style-name="P6">nombre cadena no nulo;</text:p>
      <text:p text:style-name="P6">Cod_Localidad entero no nulo;</text:p>
      <text:p text:style-name="P5"/>
      <text:p text:style-name="P5"/>
      <text:p text:style-name="P6"><text:soft-page-break/>PK (DNI_E)</text:p>
      <text:p text:style-name="P6">FK (Cod_Localidad/LOCALIDAD(Cod_Localidad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09:09:30.597308527</meta:creation-date>
    <dc:date>2021-11-11T09:47:00.057941809</dc:date>
    <meta:editing-duration>PT16M17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2" meta:paragraph-count="26" meta:word-count="96" meta:character-count="832" meta:non-whitespace-character-count="762"/>
  </office:meta>
</office:document-meta>
</file>